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ejercicio irá ampliándose en la medida en la que se avancen con los conocimientos.<text:line-break/><text:line-break/>Problema:<text:line-break/>Necesitamos administrar alumnos del curso de matemáticas de la escuela primaria "Leopoldo Jacinto Luque", La Maestra tiene un listado escrito a mano con los nombres de los alumnos. En la forma "Juan Pérez", "José Giménez", etc.<text:line-break/>Y tiene tres notas de cada alumno correspondientes a 3 exámenes tomados en cada trimestre.<text:line-break/><text:line-break/>La maestra desea que la computadora le ayude a resolver la situación de los alumnos. No es muy exigente así que en principio necesita lo siguiente.<text:line-break/><text:line-break/>1- Poder agregar de a uno los alumnos al listado de la compu.<text:line-break/>2- Que la compu le muestre el listado ordenado de A-Z;<text:line-break/>3- también que muestre los promedios de cada alumno y el promedio general de los alumnos.<text:line-break/>4- que liste y agrupe por categorías a los alumnos, aprobados por un lado, promocionados por otro y libres por otro.<text:line-break/>5- que cuente la cantidad de alumnos por categorías.<text:line-break/><text:line-break/>Cualquiera de los puntos debe poder solicitarse en cualquier momento, proponga una interfaz adecuada para ello.<text:line-break/><text:line-break/>Restricciones:<text:line-break/>Promoción = promedio &gt; 80;<text:line-break/>Aprobado = promedio &gt; 50;<text:line-break/>Libre = promedio &lt;= 5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54:09.270190649</meta:creation-date>
    <dc:date>2018-05-27T19:55:35.165691466</dc:date>
    <meta:editing-duration>PT1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95" meta:character-count="1150" meta:non-whitespace-character-count="951"/>
  </office:meta>
</office:document-meta>
</file>